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SFNS-Heavy" svg:font-family=".SFNS-Heavy" style:font-family-generic="roman" style:font-pitch="variable"/>
    <style:font-face style:name=".SFNS-Regular" svg:font-family=".SFNS-Regular"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officeooo:rsid="000fb610" officeooo:paragraph-rsid="000fe8a6"/>
    </style:style>
    <style:style style:name="P2"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paragraph-properties fo:margin-left="0.459cm" fo:line-height="135%" fo:text-indent="-0.459cm" style:auto-text-indent="false">
        <style:tab-stops>
          <style:tab-stop style:position="0.176cm" style:type="right"/>
          <style:tab-stop style:position="0.459cm"/>
        </style:tab-stops>
      </style:paragraph-properties>
    </style:style>
    <style:style style:name="P4"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e0e0e" loext:opacity="100%" style:font-name=".SFNS-Regular" fo:font-size="12pt" officeooo:rsid="000fe8a6" officeooo:paragraph-rsid="000fe8a6" style:font-size-asian="12pt" style:font-size-complex="12pt"/>
    </style:style>
    <style:style style:name="P5"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e0e0e" loext:opacity="100%" style:font-name=".SFNS-Regular" fo:font-size="12pt" style:font-size-asian="12pt" style:font-size-complex="12pt"/>
    </style:style>
    <style:style style:name="P6"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e0e0e" loext:opacity="100%" style:font-name=".SFNS-Regular" fo:font-size="12pt" fo:font-weight="normal" style:font-size-asian="12pt" style:font-weight-asian="normal" style:font-size-complex="12pt"/>
    </style:style>
    <style:style style:name="P7" style:family="paragraph" style:parent-style-name="Standard">
      <style:text-properties fo:color="#0e0e0e" loext:opacity="100%" style:font-name=".SFNS-Regular" fo:font-size="12pt" fo:font-weight="normal" style:font-size-asian="12pt" style:font-weight-asian="normal" style:font-size-complex="12pt"/>
    </style:style>
    <style:style style:name="P8"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officeooo:rsid="000fe8a6" officeooo:paragraph-rsid="000fe8a6" style:font-size-asian="12pt" style:font-size-complex="12pt"/>
    </style:style>
    <style:style style:name="P9"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10" style:family="paragraph" style:parent-style-name="Standard">
      <style:paragraph-properties fo:margin-left="0.741cm" fo:line-height="135%" fo:text-indent="-0.741cm" style:auto-text-indent="false">
        <style:tab-stops>
          <style:tab-stop style:position="0.459cm" style:type="right"/>
          <style:tab-stop style:position="0.741cm"/>
        </style:tab-stops>
      </style:paragraph-properties>
      <style:text-properties fo:font-size="12pt" style:font-size-asian="12pt" style:font-size-complex="12pt"/>
    </style:style>
    <style:style style:name="P11" style:family="paragraph" style:parent-style-name="Standard">
      <style:paragraph-properties fo:line-height="135%">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officeooo:rsid="0012b4df" officeooo:paragraph-rsid="0012b4df" style:font-size-asian="12pt" style:font-size-complex="12pt"/>
    </style:style>
    <style:style style:name="T1" style:family="text">
      <style:text-properties fo:color="#0e0e0e" loext:opacity="100%" style:font-name=".SFNS-Regular" fo:font-size="14pt" style:font-size-asian="14pt"/>
    </style:style>
    <style:style style:name="T2" style:family="text">
      <style:text-properties fo:color="#0e0e0e" loext:opacity="100%" style:font-name=".SFNS-Regular" fo:font-size="14pt" officeooo:rsid="000fe8a6" style:font-size-asian="14pt"/>
    </style:style>
    <style:style style:name="T3" style:family="text">
      <style:text-properties fo:color="#0e0e0e" loext:opacity="100%" style:font-name=".SFNS-Regular" fo:font-size="14pt" fo:font-weight="normal" style:font-size-asian="14pt" style:font-weight-asian="normal"/>
    </style:style>
    <style:style style:name="T4" style:family="text">
      <style:text-properties fo:color="#0e0e0e" loext:opacity="100%" style:font-name=".SFNS-Regular" fo:font-size="14pt" fo:font-weight="normal" officeooo:rsid="0010d542" style:font-size-asian="14pt" style:font-weight-asian="normal"/>
    </style:style>
    <style:style style:name="T5" style:family="text">
      <style:text-properties fo:color="#0e0e0e" loext:opacity="100%" style:font-name=".SFNS-Regular" fo:font-size="14pt" fo:font-weight="bold" style:font-size-asian="14pt" style:font-weight-asian="bold"/>
    </style:style>
    <style:style style:name="T6" style:family="text">
      <style:text-properties fo:color="#0e0e0e" loext:opacity="100%" style:font-name=".SFNS-Regular" fo:font-size="15pt" fo:font-weight="bold" style:font-size-asian="15pt" style:font-weight-asian="bold"/>
    </style:style>
    <style:style style:name="T7" style:family="text">
      <style:text-properties fo:color="#0e0e0e" loext:opacity="100%" style:font-name=".SFNS-Regular"/>
    </style:style>
    <style:style style:name="T8" style:family="text">
      <style:text-properties fo:color="#0e0e0e" loext:opacity="100%" style:font-name=".SFNS-Regular" officeooo:rsid="000fe8a6"/>
    </style:style>
    <style:style style:name="T9" style:family="text">
      <style:text-properties fo:color="#0e0e0e" loext:opacity="100%" style:font-name=".SFNS-Regular" fo:font-weight="bold" style:font-weight-asian="bold"/>
    </style:style>
    <style:style style:name="T10" style:family="text">
      <style:text-properties fo:color="#0e0e0e" loext:opacity="100%" style:font-name=".SFNS-Regular" fo:font-weight="normal" style:font-weight-asian="normal"/>
    </style:style>
    <style:style style:name="T11" style:family="text">
      <style:text-properties fo:color="#0e0e0e" loext:opacity="100%" style:font-name=".SFNS-Regular" fo:font-weight="normal" officeooo:rsid="0010d542" style:font-weight-asian="normal"/>
    </style:style>
    <style:style style:name="T12" style:family="text">
      <style:text-properties fo:color="#0e0e0e" loext:opacity="100%" style:font-name=".SFNS-Regular" fo:font-size="12pt" fo:font-weight="normal" style:font-size-asian="12pt" style:font-weight-asian="normal" style:font-size-complex="12pt"/>
    </style:style>
    <style:style style:name="T13" style:family="text">
      <style:text-properties fo:color="#0e0e0e" loext:opacity="100%" style:font-name=".SFNS-Heavy" fo:font-size="13pt" fo:font-weight="bold" style:font-size-asian="13pt" style:font-weight-asian="bold"/>
    </style:style>
    <style:style style:name="T14" style:family="text">
      <style:text-properties fo:color="#0e0e0e" loext:opacity="100%" style:font-name=".SFNS-Heavy" fo:font-weight="bold" style:font-weight-asian="bold"/>
    </style:style>
    <style:style style:name="T15" style:family="text">
      <style:text-properties fo:color="#0e0e0e" loext:opacity="100%" style:text-position="super 58%" style:font-name=".SFNS-Regular" fo:font-size="14pt" style:font-size-asian="14pt"/>
    </style:style>
    <style:style style:name="T16" style:family="text">
      <style:text-properties fo:color="#0e0e0e" loext:opacity="100%" style:text-position="super 58%" style:font-name=".SFNS-Regular"/>
    </style:style>
    <style:style style:name="T1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Magee &amp; Co.</text:p>
      <text:p text:style-name="P8" loext:marker-style-name="T1"><text:span text:style-name="T7"/></text:p>
      <text:p text:style-name="P8" loext:marker-style-name="T1"><text:span text:style-name="T7">July 4</text:span><text:span text:style-name="T16">th</text:span><text:span text:style-name="T7">, 2024</text:span></text:p>
      <text:p text:style-name="P8" loext:marker-style-name="T1"><text:span text:style-name="T7"/></text:p>
      <text:p text:style-name="P5" loext:marker-style-name="T1"/>
      <text:p text:style-name="P8" loext:marker-style-name="T1"><text:span text:style-name="T7">Evaluator </text:span></text:p>
      <text:p text:style-name="P8" loext:marker-style-name="T1"><text:span text:style-name="T7">Mentor</text:span></text:p>
      <text:p text:style-name="P8" loext:marker-style-name="T1"><text:span text:style-name="T7">Lighthouse Labs Industry</text:span></text:p>
      <text:p text:style-name="P8" loext:marker-style-name="T1"><text:span text:style-name="T7">Lighthouse Labs dot ca. </text:span></text:p>
      <text:p text:style-name="P8" loext:marker-style-name="T1"><text:span text:style-name="T7">Canada</text:span></text:p>
      <text:p text:style-name="P5" loext:marker-style-name="T1"/>
      <text:p text:style-name="P9" loext:marker-style-name="T1"><text:span text:style-name="T7">Dear </text:span><text:span text:style-name="T8">CEO</text:span><text:span text:style-name="T7">,</text:span></text:p>
      <text:p text:style-name="P5" loext:marker-style-name="T1"/>
      <text:p text:style-name="P9" loext:marker-style-name="T3"><text:span text:style-name="T9">Subject: Cybersecurity Risk Management and Preparedness Plan</text:span><text:span text:style-name="T10"/></text:p>
      <text:p text:style-name="P6" loext:marker-style-name="T3"/>
      <text:p text:style-name="P9" loext:marker-style-name="T3"><text:span text:style-name="T10"><text:tab/>Following a thorough review of the NIST Quick Start Guide FAQ related to the Prepare Step, I am writing to outline the key preparatory activities and strategies that we will implement to enhance our company’s cybersecurity posture. As an online payment processor handling sensitive customer credit card information, it is imperative that we proactively address potential security risks. Below, I detail our identified risks, proposed security controls, and strategies for continuous monitoring.</text:span><text:span text:style-name="T10"/></text:p>
      <text:p text:style-name="P6" loext:marker-style-name="T3"/>
      <text:p text:style-name="P9" loext:marker-style-name="T3"><text:span text:style-name="T14">Key Preparation Activities and Risk Identification</text:span><text:span text:style-name="T10"/></text:p>
      <text:p text:style-name="P6" loext:marker-style-name="T3"/>
      <text:p text:style-name="P9" loext:marker-style-name="T3"><text:span text:style-name="T9">Top 3 Biggest Risks to Company Security:</text:span><text:span text:style-name="T10"/></text:p>
      <text:p text:style-name="P6" loext:marker-style-name="T3"/>
      <text:p text:style-name="P10" loext:marker-style-name="T3"><text:span text:style-name="T10"><text:tab/>1.<text:tab/></text:span><text:span text:style-name="T9">Data Breach of Client Credit Card Information</text:span></text:p>
      <text:p text:style-name="P9" loext:marker-style-name="T3"><text:span text:style-name="T10"><text:tab/>The unauthorized access to client credit card information is our highest threat. Exposure of this <text:tab/>data could severely damage our company’s reputation and trustworthiness.</text:span><text:span text:style-name="T10"/></text:p>
      <text:p text:style-name="P10" loext:marker-style-name="T3"><text:span text:style-name="T10"><text:tab/>2.<text:tab/></text:span><text:span text:style-name="T9">Insufficient Security Policies and Procedures</text:span></text:p>
      <text:p text:style-name="P9" loext:marker-style-name="T3"><text:span text:style-name="T10"><text:tab/>The current lack of formal security policies and procedures leaves us vulnerable to both internal <text:tab/>and external threats. Without standardized protocols, the effectiveness of our security measures is <text:tab/>compromised.</text:span><text:span text:style-name="T10"/></text:p>
      <text:p text:style-name="P10" loext:marker-style-name="T3"><text:span text:style-name="T10"><text:tab/>3.<text:tab/></text:span><text:span text:style-name="T9">Unsecured Data Storage and Access</text:span></text:p>
      <text:p text:style-name="P9" loext:marker-style-name="T3"><text:soft-page-break/><text:span text:style-name="T10"><text:tab/>Storing sensitive customer data on servers directly connected to public-facing web servers <text:tab/>increases the risk of data theft and unauthorized access. The lack of adequate segmentation and <text:tab/>encryption exacerbates this risk.</text:span><text:span text:style-name="T10"/></text:p>
      <text:p text:style-name="P6" loext:marker-style-name="T3"/>
      <text:p text:style-name="P2" loext:marker-style-name="T3"><text:span text:style-name="T12"><text:tab/>These risks are aligned with the current Canadian risk environment as detailed in the OSFI’s Annual Risk Outlook for Fiscal Year 2024-2025 (</text:span><text:a xlink:type="simple" xlink:href="https://www.osfi-bsif.gc.ca/en/about-osfi/reports-publications/osfis-annual-risk-outlook-fiscal-year-2024-2025" text:style-name="Internet_20_link" text:visited-style-name="Visited_20_Internet_20_Link">OSFI Annual Risk Outlook</text:a><text:span text:style-name="T12">).</text:span></text:p>
      <text:p text:style-name="P6" loext:marker-style-name="T3"/>
      <text:p text:style-name="P9" loext:marker-style-name="T3"><text:span text:style-name="T14">Security Controls to Mitigate Major Risks</text:span><text:span text:style-name="T10"/></text:p>
      <text:p text:style-name="P6" loext:marker-style-name="T3"/>
      <text:p text:style-name="P9" loext:marker-style-name="T3"><text:span text:style-name="T10">To address these risks, we propose the following security controls:</text:span><text:span text:style-name="T10"/></text:p>
      <text:p text:style-name="P6" loext:marker-style-name="T3"/>
      <text:p text:style-name="P10" loext:marker-style-name="T3"><text:span text:style-name="T10"><text:tab/>1.<text:tab/></text:span><text:span text:style-name="T9">Updating AWS Security Features</text:span></text:p>
      <text:p text:style-name="P9" loext:marker-style-name="T3"><text:span text:style-name="T10"><text:tab/>Implement the latest security features provided by AWS, including advanced firewalls, DDoS <text:tab/>protection, and automated security monitoring.</text:span><text:span text:style-name="T10"/></text:p>
      <text:p text:style-name="P10" loext:marker-style-name="T3"><text:span text:style-name="T10"><text:tab/>2.<text:tab/></text:span><text:span text:style-name="T9">Multi-Factor Authentication (MFA)</text:span></text:p>
      <text:p text:style-name="P9" loext:marker-style-name="T3"><text:span text:style-name="T10"><text:tab/>Enforce multi-factor authentication for all user accounts, especially those with access to sensitive <text:tab/>data, to add an extra layer of security.</text:span><text:span text:style-name="T10"/></text:p>
      <text:p text:style-name="P10" loext:marker-style-name="T3"><text:span text:style-name="T10"><text:tab/>3.<text:tab/></text:span><text:span text:style-name="T9">Employee and Executive Training</text:span></text:p>
      <text:p text:style-name="P9" loext:marker-style-name="T3"><text:span text:style-name="T10"><text:tab/>Conduct regular training sessions for all employees and C-level executives to ensure awareness <text:tab/>and understanding of security best practices and policies.</text:span><text:span text:style-name="T10"/></text:p>
      <text:p text:style-name="P10" loext:marker-style-name="T3"><text:span text:style-name="T10"><text:tab/>4.<text:tab/></text:span><text:span text:style-name="T9">Virtual Private Networks (VPNs)</text:span></text:p>
      <text:p text:style-name="P9" loext:marker-style-name="T3"><text:span text:style-name="T10"><text:tab/>Establish VPNs to secure remote access to our internal systems, ensuring encrypted <text:tab/>communication channels and reducing the risk of data interception.</text:span><text:span text:style-name="T10"/></text:p>
      <text:p text:style-name="P6" loext:marker-style-name="T3"/>
      <text:p text:style-name="P9" loext:marker-style-name="T3"><text:span text:style-name="T14">Strategy for Continuous Monitoring</text:span><text:span text:style-name="T10"/></text:p>
      <text:p text:style-name="P6" loext:marker-style-name="T3"/>
      <text:p text:style-name="P9" loext:marker-style-name="T3"><text:span text:style-name="T10">To ensure ongoing vigilance, we will implement a continuous monitoring strategy as follows:</text:span><text:span text:style-name="T10"/></text:p>
      <text:p text:style-name="P6" loext:marker-style-name="T3"/>
      <text:p text:style-name="P10" loext:marker-style-name="T3"><text:span text:style-name="T10"><text:tab/>1.<text:tab/></text:span><text:span text:style-name="T9">Utilizing Monitoring Software like PRTG</text:span></text:p>
      <text:p text:style-name="P9" loext:marker-style-name="T3"><text:span text:style-name="T10"><text:tab/>Deploy PRTG Network Monitor to conduct regular scans and monitor the health of our network <text:tab/>infrastructure. This will enable us to detect and respond to anomalies promptly.</text:span><text:span text:style-name="T10"/></text:p>
      <text:p text:style-name="P10" loext:marker-style-name="T3"><text:span text:style-name="T10"><text:tab/>2.<text:tab/></text:span><text:span text:style-name="T9">Setting Baseline Sensors and Alerts</text:span></text:p>
      <text:p text:style-name="P9" loext:marker-style-name="T3"><text:span text:style-name="T10"><text:tab/>Configure sensors to establish a security baseline and set up alerts to notify us of any deviations <text:tab/>or unauthorized changes, particularly within our VPNs.</text:span><text:span text:style-name="T10"/></text:p>
      <text:p text:style-name="P6" loext:marker-style-name="T3"/>
      <text:p text:style-name="P9" loext:marker-style-name="T3"><text:soft-page-break/><text:span text:style-name="T14">Identification of High-Value Assets</text:span><text:span text:style-name="T10"/></text:p>
      <text:p text:style-name="P6" loext:marker-style-name="T3"/>
      <text:p text:style-name="P9" loext:marker-style-name="T3"><text:span text:style-name="T10">Our most critical assets include:</text:span><text:span text:style-name="T10"/></text:p>
      <text:p text:style-name="P6" loext:marker-style-name="T3"/>
      <text:p text:style-name="P10" loext:marker-style-name="T3"><text:span text:style-name="T10"><text:tab/>1.<text:tab/></text:span><text:span text:style-name="T9">Payment Processing Data</text:span></text:p>
      <text:p text:style-name="P9" loext:marker-style-name="T3"><text:span text:style-name="T10"><text:tab/>The core data underpinning our payment processing program is essential for the operational <text:tab/>integrity and competitive advantage of our business.</text:span><text:span text:style-name="T10"/></text:p>
      <text:p text:style-name="P10" loext:marker-style-name="T3"><text:span text:style-name="T10"><text:tab/>2.<text:tab/></text:span><text:span text:style-name="T9">Client Personal Information</text:span></text:p>
      <text:p text:style-name="P9" loext:marker-style-name="T3"><text:span text:style-name="T10"><text:tab/>Protecting our clients’ personal and financial information is paramount. Any compromise here <text:tab/>could significantly impact our reputation and client trust.</text:span><text:span text:style-name="T10"/></text:p>
      <text:p text:style-name="P10" loext:marker-style-name="T3"><text:span text:style-name="T10"><text:tab/>3.<text:tab/></text:span><text:span text:style-name="T9">Employee Personal Information</text:span></text:p>
      <text:p text:style-name="P9" loext:marker-style-name="T3"><text:span text:style-name="T10"><text:tab/>While employee information is important, our primary focus will be on safeguarding company <text:tab/>data and client information due to their higher value to potential attackers.</text:span><text:span text:style-name="T10"/></text:p>
      <text:p text:style-name="P6" loext:marker-style-name="T3"/>
      <text:p text:style-name="P9" loext:marker-style-name="T3"><text:span text:style-name="T10"><text:tab/>The protection of these assets is crucial. A breach could severely damage our confidentiality, integrity, and public image.</text:span><text:span text:style-name="T10"/></text:p>
      <text:p text:style-name="P6" loext:marker-style-name="T3"/>
      <text:p text:style-name="P9" loext:marker-style-name="T3"><text:span text:style-name="T14">Categorization Determination</text:span><text:span text:style-name="T10"/></text:p>
      <text:p text:style-name="P6" loext:marker-style-name="T3"/>
      <text:p text:style-name="P9" loext:marker-style-name="T3"><text:span text:style-name="T10"><text:tab/>In reviewing the Categorize Step page and associated FAQs, we have determined that our database server holds high value and would have a significant impact on the organization if compromised. Addressing all elements of the CIA triad:</text:span><text:span text:style-name="T10"/></text:p>
      <text:p text:style-name="P6" loext:marker-style-name="T3"/>
      <text:p text:style-name="P10" loext:marker-style-name="T3"><text:span text:style-name="T10"><text:tab/>1.<text:tab/></text:span><text:span text:style-name="T9">Confidentiality:</text:span><text:span text:style-name="T10"> A breach of our database would expose sensitive client and company data.</text:span></text:p>
      <text:p text:style-name="P10" loext:marker-style-name="T3"><text:span text:style-name="T10"><text:tab/>2.<text:tab/></text:span><text:span text:style-name="T9">Integrity:</text:span><text:span text:style-name="T10"> Unauthorized modifications could disrupt business operations and damage data reliability.</text:span></text:p>
      <text:p text:style-name="P10" loext:marker-style-name="T3"><text:span text:style-name="T10"><text:tab/>3.<text:tab/></text:span><text:span text:style-name="T9">Availability:</text:span><text:span text:style-name="T10"> Any denial of access to this server could halt our payment processing operations, impacting our service delivery.</text:span></text:p>
      <text:p text:style-name="P6" loext:marker-style-name="T3"/>
      <text:p text:style-name="P9" loext:marker-style-name="T3"><text:span text:style-name="T10"><text:tab/>By securing private communication lines and adhering to NIST RMF guidelines, we can ensure a tried and tested approach to protecting our company’s product data, client information, and overall business integrity.</text:span><text:span text:style-name="T10"/></text:p>
      <text:p text:style-name="P6" loext:marker-style-name="T3"/>
      <text:p text:style-name="P9" loext:marker-style-name="T3"><text:span text:style-name="T10"><text:tab/>Securing our systems following the NIST RMF and well-known cybersecurity standards will provide a solid foundation for our startup’s future growth.</text:span></text:p>
      <text:p text:style-name="P6" loext:marker-style-name="T3"><text:soft-page-break/></text:p>
      <text:p text:style-name="P9" loext:marker-style-name="T3"><text:span text:style-name="T14">Immediate Security Measures</text:span><text:span text:style-name="T10"/></text:p>
      <text:p text:style-name="P6" loext:marker-style-name="T3"/>
      <text:p text:style-name="P10" loext:marker-style-name="T3"><text:span text:style-name="T10"><text:tab/>1.<text:tab/></text:span><text:span text:style-name="T9">Conduct an Organization-Wide Risk Assessment:</text:span><text:span text:style-name="T10"> Assess current systems and conditions.</text:span></text:p>
      <text:p text:style-name="P10" loext:marker-style-name="T3"><text:span text:style-name="T10"><text:tab/>2.<text:tab/></text:span><text:span text:style-name="T9">Update Firewalls:</text:span><text:span text:style-name="T10"> Begin with enhancing existing firewalls.</text:span></text:p>
      <text:p text:style-name="P10" loext:marker-style-name="T3"><text:span text:style-name="T10"><text:tab/>3.<text:tab/></text:span><text:span text:style-name="T9">Manage Employee Passwords:</text:span><text:span text:style-name="T10"> Implement multi-factor authentication and longer, more secure passwords.</text:span></text:p>
      <text:p text:style-name="P10" loext:marker-style-name="T3"><text:span text:style-name="T10"><text:tab/>4.<text:tab/></text:span><text:span text:style-name="T9">Network Privilege Management:</text:span><text:span text:style-name="T10"> Protect and encrypt data using VPNs.</text:span></text:p>
      <text:p text:style-name="P10" loext:marker-style-name="T3"><text:span text:style-name="T10"><text:tab/>5.<text:tab/></text:span><text:span text:style-name="T9">Security Guidelines for Developers:</text:span><text:span text:style-name="T10"> Engage with programmers about new security procedures.</text:span></text:p>
      <text:p text:style-name="P6" loext:marker-style-name="T3"/>
      <text:p text:style-name="P9" loext:marker-style-name="T3"><text:span text:style-name="T14">Identifying Potential Risks and Building a Threat Landscape</text:span><text:span text:style-name="T10"/></text:p>
      <text:p text:style-name="P6" loext:marker-style-name="T3"/>
      <text:p text:style-name="P9" loext:marker-style-name="T3"><text:span text:style-name="T10"><text:tab/>Research current threats and threat actors, and prioritize the company’s security needs. This will aid in constructing a robust, practical, and cost-effective security system, laying a solid foundation for securing our payment processing system and protecting client data.</text:span><text:span text:style-name="T10"/></text:p>
      <text:p text:style-name="P6" loext:marker-style-name="T3"/>
      <text:p text:style-name="P9" loext:marker-style-name="T3"><text:span text:style-name="T10"><text:tab/>Thank you for your attention to these matters. I am available to discuss any aspect of this plan in further detail.</text:span><text:span text:style-name="T10"/></text:p>
      <text:p text:style-name="P6" loext:marker-style-name="T3"/>
      <text:p text:style-name="P9" loext:marker-style-name="T3"><text:span text:style-name="T10">Sincerely,</text:span><text:span text:style-name="T10"/></text:p>
      <text:p text:style-name="P6" loext:marker-style-name="T3"/>
      <text:p text:style-name="P8" loext:marker-style-name="T3"><text:span text:style-name="T10">Trevor Magee</text:span></text:p>
      <text:p text:style-name="P8" loext:marker-style-name="T3"><text:span text:style-name="T10">Network Administrator</text:span></text:p>
      <text:p text:style-name="P8" loext:marker-style-name="T3"><text:span text:style-name="T10">Trevor </text:span><text:span text:style-name="T11">Magee</text:span><text:span text:style-name="T10"> @ </text:span><text:span text:style-name="T11">Lighthouse Labs Cyber Security Bootcamp on Discord</text:span></text:p>
      <text:p text:style-name="P11" loext:marker-style-name="T3"><text:span text:style-name="T10">T Magee @ gmail dot com </text:span></text:p>
      <text:p text:style-name="P6" loext:marker-style-name="T3"/>
      <text:p text:style-name="P9" loext:marker-style-name="T3"><text:span text:style-name="T9">References</text:span><text:span text:style-name="T10"/></text:p>
      <text:p text:style-name="P6" loext:marker-style-name="T3"/>
      <text:p text:style-name="P3" loext:marker-style-name="T3"><text:span text:style-name="T12"><text:tab/>•<text:tab/></text:span><text:a xlink:type="simple" xlink:href="https://csrc.nist.gov/publications/detail/sp/800-37/rev-2/final" text:style-name="Internet_20_link" text:visited-style-name="Visited_20_Internet_20_Link">NIST Risk Management Framework | CSRC</text:a><text:span text:style-name="T12"/></text:p>
      <text:p text:style-name="P3" loext:marker-style-name="T3"><text:span text:style-name="T12"><text:tab/>•<text:tab/></text:span><text:a xlink:type="simple" xlink:href="https://www.osfi-bsif.gc.ca/en/about-osfi/reports-publications/osfis-annual-risk-outlook-fiscal-year-2024-2025" text:style-name="Internet_20_link" text:visited-style-name="Visited_20_Internet_20_Link">OSFI Annual Risk Outlook 2024-2025</text:a><text:span text:style-name="T12"/></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SFNS-Heavy" svg:font-family=".SFNS-Heavy" style:font-family-generic="roman" style:font-pitch="variable"/>
    <style:font-face style:name=".SFNS-Regular" svg:font-family=".SFNS-Regular"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b610" officeooo:paragraph-rsid="000fe8a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evor Magee<text:tab/><text:tab/>June 24, 2024 Cybersecurity Immursiv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16:40:12.682525644</meta:creation-date>
    <dc:date>2024-07-04T17:22:36.926586645</dc:date>
    <meta:editing-duration>PT20M58S</meta:editing-duration>
    <meta:editing-cycles>2</meta:editing-cycles>
    <meta:generator>LibreOffice/24.2.3.2$MacOSX_X86_64 LibreOffice_project/433d9c2ded56988e8a90e6b2e771ee4e6a5ab2ba</meta:generator>
    <meta:document-statistic meta:table-count="0" meta:image-count="0" meta:object-count="0" meta:page-count="4" meta:paragraph-count="69" meta:word-count="840" meta:character-count="5897" meta:non-whitespace-character-count="5066"/>
  </office:meta>
</office:document-meta>
</file>